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07H14M17.339S" calcext:value-type="time">
            <text:p>407:14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8H02M42.46S" calcext:value-type="time">
            <text:p>08:0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3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3-04" calcext:value-type="date">
            <text:p>03/04/22</text:p>
          </table:table-cell>
          <table:table-cell table:style-name="ce70" office:value-type="string" calcext:value-type="string">
            <text:p>V visit</text:p>
          </table:table-cell>
        </table:table-row>
        <table:table-row table:style-name="ro2">
          <table:table-cell table:style-name="ce73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73"/>
          <table:table-cell table:style-name="ce68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07:49:35.5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14T16:35:07.466000000</dc:date>
    <dc:creator>Benjamin Laws</dc:creator>
    <meta:editing-duration>P16DT15H11M5S</meta:editing-duration>
    <meta:editing-cycles>454</meta:editing-cycles>
    <meta:generator>LibreOffice/7.1.8.1$Windows_X86_64 LibreOffice_project/e1f30c802c3269a1d052614453f260e49458c82c</meta:generator>
    <meta:document-statistic meta:table-count="2" meta:cell-count="694" meta:object-count="0"/>
  </office:meta>
</office:document-meta>
</file>